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86e" officeooo:paragraph-rsid="000ef86e"/>
    </style:style>
    <style:style style:name="P2" style:family="paragraph" style:parent-style-name="Standard" style:list-style-name="L1">
      <style:text-properties officeooo:rsid="000ef86e" officeooo:paragraph-rsid="000ef86e"/>
    </style:style>
    <style:style style:name="P3" style:family="paragraph" style:parent-style-name="Standard">
      <style:text-properties fo:font-weight="bold" officeooo:rsid="000ef86e" officeooo:paragraph-rsid="000ef86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ntes:</text:span> Anthony Cassol, Douglas Breyer, Juliana Rosin, Rômulo Rossi</text:p>
      <text:p text:style-name="P1"/>
      <text:p text:style-name="P1"><text:span text:style-name="T1">Objetivo</text:span>: desenvolver uma ferramenta para publicação de tarefas que podem ser desenvolvidas por qualquer usuário, de forma que o contratante e o desenvolvedor interajam apenas pela ferramenta, desde a adesão até o pagamento/entrega.</text:p>
      <text:p text:style-name="P1"/>
      <text:p text:style-name="P3">Principais funcionalidades: </text:p>
      <text:list xml:id="list942791850" text:style-name="L1">
        <text:list-item>
          <text:p text:style-name="P2">Publicação de tarefas;</text:p>
        </text:list-item>
        <text:list-item>
          <text:p text:style-name="P2">Cadastro de desenvolvedores, criação de perfil;</text:p>
        </text:list-item>
        <text:list-item>
          <text:p text:style-name="P2">Lista de interessados no desevolvimento;</text:p>
        </text:list-item>
        <text:list-item>
          <text:p text:style-name="P2">Escolha do desenvolvedor (por parte de quem publicou a tarefa);</text:p>
        </text:list-item>
        <text:list-item>
          <text:p text:style-name="P2">Fases de desenvolvimento, troca de informações entre as partes;</text:p>
        </text:list-item>
        <text:list-item>
          <text:p text:style-name="P2">Entrega;</text:p>
        </text:list-item>
        <text:list-item>
          <text:p text:style-name="P2">Validação;</text:p>
        </text:list-item>
        <text:list-item>
          <text:p text:style-name="P2">Pagamento;</text:p>
        </text:list-item>
        <text:list-item>
          <text:p text:style-name="P2">Avaliação.</text:p>
        </text:list-item>
      </text:list>
      <text:p text:style-name="P1"/>
      <text:p text:style-name="P1"><text:span text:style-name="T1">Justificativa: </text:span>muitos desenvolvedores freelancers se envolvem em projetos nos quais não tem conhecimento ou tempo suficiente para desenvolvê-lo na integra. A ferramenta disponibiliza a este publico a possibilidade de interagir com outros da mesma área, com mais esperiência na resolução de problemas pequenos e específicos.</text:p>
      <text:p text:style-name="P1"/>
      <text:p text:style-name="P1"><text:span text:style-name="T1">Interessados: </text:span>desevolvedores em geral ou empresas que necessiem de freelanc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09:33:46.982737575</meta:creation-date>
    <dc:date>2017-08-15T09:43:13.034252875</dc:date>
    <meta:editing-duration>PT9M30S</meta:editing-duration>
    <meta:editing-cycles>1</meta:editing-cycles>
    <meta:generator>LibreOffice/5.3.3.2$Linux_X86_64 LibreOffice_project/30m0$Build-2</meta:generator>
    <meta:document-statistic meta:table-count="0" meta:image-count="0" meta:object-count="0" meta:page-count="1" meta:paragraph-count="14" meta:word-count="145" meta:character-count="1016" meta:non-whitespace-character-count="893"/>
  </office:meta>
</office:document-meta>
</file>